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style:page-number="auto"/>
      <style:text-properties officeooo:paragraph-rsid="0077fdf3"/>
    </style:style>
    <style:style style:name="P7" style:family="paragraph" style:parent-style-name="First_20_line_20_indent">
      <style:text-properties officeooo:paragraph-rsid="0077fdf3"/>
    </style:style>
    <style:style style:name="P8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напиши текст для доклада по 2 слайду(стиль - простота, информативность, упомяни что в россии изза того что наложены санкции люди могут зайти в запрещенные сервисы как раз с помощью VPN, предложи изображение для слайда): "Слайды для презентации “Безопасность VPN: Риски и защита”</text:p>
      <text:p text:style-name="P7">Слайд 1: Заголовок</text:p>
      <text:p text:style-name="P7"/>
      <text:p text:style-name="P7">Заголовок: VPN: Безопасность и риски</text:p>
      <text:p text:style-name="P7">Изображение: Виртуальный глобус, символизирующий интернет, с замком и иконкой VPN.</text:p>
      <text:p text:style-name="P7">Слайд 2: Введение</text:p>
      <text:p text:style-name="P7"/>
      <text:p text:style-name="P7">Текст: “Мы все пользуемся интернетом. Но с каждым днем важнее становится защита своих данных. VPN помогает сделать это, но у него есть и свои подводные камни.”</text:p>
      <text:p text:style-name="P7">Слайд 3: Что такое VPN?</text:p>
      <text:p text:style-name="P7"/>
      <text:p text:style-name="P7">Текст: “VPN - это как туннель, по которому ваш интернет-трафик передается в зашифрованном виде. Это делает вас невидимыми для посторонних.”</text:p>
      <text:p text:style-name="P7">Иллюстрация: Простая схема VPN соединения.</text:p>
      <text:p text:style-name="P7">Текст: “Преимущества VPN:”</text:p>
      <text:p text:style-name="P7">Список:</text:p>
      <text:p text:style-name="P7">Анонимность в интернете.</text:p>
      <text:p text:style-name="P7">Защита от нежелательных взглядов.</text:p>
      <text:p text:style-name="P7">Доступ к заблокированному контенту.</text:p>
      <text:p text:style-name="P7">Слайд 4: Риски VPN: Провайдеры</text:p>
      <text:p text:style-name="P7"/>
      <text:p text:style-name="P7">Текст: “Но не все VPN одинаковы. Есть несколько важных моментов, которые нужно иметь в виду:”</text:p>
      <text:p text:style-name="P7">Подзаголовок: “Не все провайдеры VPN честны:”</text:p>
      <text:p text:style-name="P7">Список:</text:p>
      <text:p text:style-name="P7">Некоторые могут собирать и продавать ваши данные.</text:p>
      <text:p text:style-name="P7">Некоторые могут следить за вашей активностью в сети.</text:p>
      <text:p text:style-name="P7">Некоторые используют не самые надежные методы шифрования.</text:p>
      <text:p text:style-name="P7">Слайд 5: Риски VPN: Клиенты</text:p>
      <text:p text:style-name="P7"/>
      <text:p text:style-name="P7">Подзаголовок: “Важен и VPN-клиент, который вы используете:”</text:p>
      <text:p text:style-name="P7">Список:</text:p>
      <text:p text:style-name="P7">В некоторых VPN-клиентах могут быть вирусы.</text:p>
      <text:p text:style-name="P7">Некоторые VPN-клиенты могут иметь уязвимости для взлома.</text:p>
      <text:p text:style-name="P7">Слайд 6: Риски VPN: Серверы</text:p>
      <text:p text:style-name="P7"/>
      <text:p text:style-name="P7">Подзаголовок: “Серверы VPN тоже могут быть небезопасны:”</text:p>
      <text:p text:style-name="P7">Список:</text:p>
      <text:p text:style-name="P7">Сервер может “упасть”, и ваши данные могут утечь.</text:p>
      <text:p text:style-name="P7">Злоумышленники могут атаковать сервер VPN и украсть ваши данные.</text:p>
      <text:p text:style-name="P7"><text:soft-page-break/>Слайд 7: Как защитить себя от рисков VPN</text:p>
      <text:p text:style-name="P7"/>
      <text:p text:style-name="P7">Текст: “Как сделать так, чтобы использовать VPN безопасно?”</text:p>
      <text:p text:style-name="P7">Список:</text:p>
      <text:p text:style-name="P7">Выбирайте надежных провайдеров VPN с хорошей репутацией.</text:p>
      <text:p text:style-name="P7">Используйте проверенные VPN-клиенты.</text:p>
      <text:p text:style-name="P7">Регулярно обновляйте программное обеспечение.</text:p>
      <text:p text:style-name="P7">Включайте двухфакторную аутентификацию для VPN.</text:p>
      <text:p text:style-name="P7">Слайд 8: Научные основы VPN</text:p>
      <text:p text:style-name="P7"/>
      <text:p text:style-name="P7">Текст: “VPN - это сложная технология. Чтобы понимать её риски и защищаться от них, нужно знать о ней больше:”</text:p>
      <text:p text:style-name="P7">Список:</text:p>
      <text:p text:style-name="P7">VPN использует шифрование, которое делает ваш трафик нечитаемым для посторонних.</text:p>
      <text:p text:style-name="P7">Есть разные типы VPN-протоколов, и не все они одинаково надежны.</text:p>
      <text:p text:style-name="P7">Ученые изучают VPN и пытаются найти новые способы их улучшения.</text:p>
      <text:p text:style-name="P7">Слайд 9: Заключение</text:p>
      <text:p text:style-name="P7"/>
      <text:p text:style-name="P7">Текст: “VPN - это ценный инструмент для защиты конфиденциальности в интернете. Но не забывайте о его рисках.”</text:p>
      <text:p text:style-name="P7">Список:</text:p>
      <text:p text:style-name="P7">Помните о важности выбора надежного VPN-провайдера и VPN-клиента.</text:p>
      <text:p text:style-name="P7">Следите за новинками в безопасности VPN и регулярно обновляйте свои программы.</text:p>
      <text:p text:style-name="P7">Текст: “Будьте бдительны!”</text:p>
      <text:p text:style-name="P7">Слайд 10: Перспективы</text:p>
      <text:p text:style-name="P7"/>
      <text:p text:style-name="P7">Текст: “VPN будет развиваться, и с каждым годом они будут становиться еще более безопасными.”</text:p>
      <text:p text:style-name="P7">Изображение: Иконка с изображение futuristic VPN, shield and globe.</text:p>
      <text:p text:style-name="P7">Дополнительные слайды:</text:p>
      <text:p text:style-name="P7"/>
      <text:p text:style-name="P7">Пример успешного использования VPN: Как VPN помог защититься от взлома в публичной сети.</text:p>
      <text:p text:style-name="P7">Пример неудачного использования VPN: Как неправильный выбор VPN привел к проблемам с безопасностью."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2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10:50:01.055111279</meta:creation-date>
    <dc:title>Default</dc:title>
    <meta:editing-cycles>2</meta:editing-cycles>
    <meta:editing-duration>PT13S</meta:editing-duration>
    <meta:generator>LibreOffice/7.5.6.2$Linux_X86_64 LibreOffice_project/50$Build-2</meta:generator>
    <dc:date>2024-11-06T10:50:17.041311404</dc:date>
    <meta:document-statistic meta:table-count="1" meta:image-count="0" meta:object-count="0" meta:page-count="2" meta:paragraph-count="66" meta:word-count="450" meta:character-count="3068" meta:non-whitespace-character-count="2684"/>
  </office:meta>
</office:document-meta>
</file>